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04d9f" officeooo:paragraph-rsid="00104d9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04d9f" officeooo:paragraph-rsid="0012094b" style:font-size-asian="12pt" style:font-weight-asian="normal" style:font-size-complex="12pt" style:font-weight-complex="normal"/>
    </style:style>
    <style:style style:name="P3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04d9f" officeooo:paragraph-rsid="00104d9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0pt" fo:font-weight="normal" officeooo:rsid="00104d9f" officeooo:paragraph-rsid="00104d9f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fo:font-size="10pt" fo:font-weight="normal" officeooo:rsid="00104d9f" officeooo:paragraph-rsid="0012094b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04d9f" officeooo:paragraph-rsid="00132267" style:font-size-asian="12pt" style:font-weight-asian="normal" style:font-size-complex="12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lto Preço</text:span><text:tab/><text:tab/><text:span text:style-name="T2">Damares</text:span></text:p>
      <text:p text:style-name="P4"/>
      <text:p text:style-name="P1">Hoje quando penso em desistir</text:p>
      <text:p text:style-name="P1">Trago a memória a forte cena ali na cruz</text:p>
      <text:p text:style-name="P1">O Teu sangue me justificando</text:p>
      <text:p text:style-name="P1">Minha alma registrando sua marca, ó meus Jesus</text:p>
      <text:p text:style-name="P1"/>
      <text:p text:style-name="P1">Embora o alto preço a minha salvação pagou</text:p>
      <text:p text:style-name="P1">Sem santidade não verei seu rosto, ó meu Senhor</text:p>
      <text:p text:style-name="P1">Isso também custa muito caro</text:p>
      <text:p text:style-name="P1">Vale mais do que meu próprio esforço</text:p>
      <text:p text:style-name="P1">Eu Tenho que morrer para as minhas vontades</text:p>
      <text:p text:style-name="P1">Pra poder viver no centro da verdade</text:p>
      <text:p text:style-name="P1">Te obedecer renunciando o mundo</text:p>
      <text:p text:style-name="P1">Com a minha cruz, dizendo não pra mim</text:p>
      <text:p text:style-name="P1">E sim pra Ti, minha luz! Isto tem um preço</text:p>
      <text:p text:style-name="P1">Vou pagando o preço pra te ver, Jesus</text:p>
      <text:p text:style-name="P1"/>
      <text:p text:style-name="P1">Vale a pena me santificar</text:p>
      <text:p text:style-name="P1">Buscando o Teu reino em primeiro lugar</text:p>
      <text:p text:style-name="P1">Guardando sobre tudo o meu coração</text:p>
      <text:p text:style-name="P1">Cada porção de mim está em suas mãos</text:p>
      <text:p text:style-name="P1">Vale a pena me santificar</text:p>
      <text:p text:style-name="P1">Pregar Tua palavra e não religião</text:p>
      <text:p text:style-name="P1">Multiplicar o amor</text:p>
      <text:p text:style-name="P1">Porque o inferno tem a matemática da divisão</text:p>
      <text:p text:style-name="P1">E o Senhor tem da multiplicação</text:p>
      <text:p text:style-name="P1"/>
      <text:p text:style-name="P1">Eu tô pagando, eu tô pagando</text:p>
      <text:p text:style-name="P1">O preço pra morar no céu eu tô pagando</text:p>
      <text:p text:style-name="P1">Eu vou lutando, eu vou chorando</text:p>
      <text:p text:style-name="P1">Cada detalhe o Senhor está somando</text:p>
      <text:p text:style-name="P1">Eu tô pagando, eu tô pagando</text:p>
      <text:p text:style-name="P1">O preço pra morar no céu eu tô pagando</text:p>
      <text:p text:style-name="P1">Eu vou lutando, eu vou chorando</text:p>
      <text:p text:style-name="P1">A santidade tem um preço, eu tô pagando</text:p>
      <text:p text:style-name="P1"/>
      <text:p text:style-name="P1">Tô pagando, tô pagando</text:p>
      <text:p text:style-name="P1">Um alto preço</text:p>
      <text:p text:style-name="P6">Um alto preço</text:p>
      <text:p text:style-name="P6"><text:span text:style-name="T1">Alto Preço</text:span><text:tab/><text:tab/><text:span text:style-name="T2">Damares</text:span></text:p>
      <text:p text:style-name="P5"/>
      <text:p text:style-name="P2">Hoje quando penso em desistir</text:p>
      <text:p text:style-name="P2">Trago a memória a forte cena ali na cruz</text:p>
      <text:p text:style-name="P2">O Teu sangue me justificando</text:p>
      <text:p text:style-name="P2">Minha alma registrando sua marca, ó meus Jesus</text:p>
      <text:p text:style-name="P2"/>
      <text:p text:style-name="P2">Embora o alto preço a minha salvação pagou</text:p>
      <text:p text:style-name="P2">Sem santidade não verei seu rosto, ó meu Senhor</text:p>
      <text:p text:style-name="P2">Isso também custa muito caro</text:p>
      <text:p text:style-name="P2">Vale mais do que meu próprio esforço</text:p>
      <text:p text:style-name="P2">Eu Tenho que morrer para as minhas vontades</text:p>
      <text:p text:style-name="P2">Pra poder viver no centro da verdade</text:p>
      <text:p text:style-name="P2">Te obedecer renunciando o mundo</text:p>
      <text:p text:style-name="P2">Com a minha cruz, dizendo não pra mim</text:p>
      <text:p text:style-name="P2">E sim pra Ti, minha luz! Isto tem um preço</text:p>
      <text:p text:style-name="P2">Vou pagando o preço pra te ver, Jesus</text:p>
      <text:p text:style-name="P2"/>
      <text:p text:style-name="P2">Vale a pena me santificar</text:p>
      <text:p text:style-name="P2">Buscando o Teu reino em primeiro lugar</text:p>
      <text:p text:style-name="P2">Guardando sobre tudo o meu coração</text:p>
      <text:p text:style-name="P2">Cada porção de mim está em suas mãos</text:p>
      <text:p text:style-name="P2">Vale a pena me santificar</text:p>
      <text:p text:style-name="P2">Pregar Tua palavra e não religião</text:p>
      <text:p text:style-name="P2">Multiplicar o amor</text:p>
      <text:p text:style-name="P2">Porque o inferno tem a matemática da divisão</text:p>
      <text:p text:style-name="P2">E o Senhor tem da multiplicação</text:p>
      <text:p text:style-name="P2"/>
      <text:p text:style-name="P2">Eu tô pagando, eu tô pagando</text:p>
      <text:p text:style-name="P2">O preço pra morar no céu eu tô pagando</text:p>
      <text:p text:style-name="P2">Eu vou lutando, eu vou chorando</text:p>
      <text:p text:style-name="P2">Cada detalhe o Senhor está somando</text:p>
      <text:p text:style-name="P2">Eu tô pagando, eu tô pagando</text:p>
      <text:p text:style-name="P2">O preço pra morar no céu eu tô pagando</text:p>
      <text:p text:style-name="P2">Eu vou lutando, eu vou chorando</text:p>
      <text:p text:style-name="P2">A santidade tem um preço, eu tô pagando</text:p>
      <text:p text:style-name="P2"/>
      <text:p text:style-name="P2">Tô pagando, tô pagando</text:p>
      <text:p text:style-name="P2">Um alto preço</text:p>
      <text:p text:style-name="P2">Um alto preç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1-07T12:53:15.268610855</dc:date>
    <meta:editing-cycles>14</meta:editing-cycles>
    <meta:editing-duration>PT17M57S</meta:editing-duration>
    <meta:generator>LibreOffice/5.2.4.2.1$Linux_X86_64 LibreOffice_project/20m0$Build-2</meta:generator>
    <meta:document-statistic meta:table-count="0" meta:image-count="0" meta:object-count="0" meta:page-count="1" meta:paragraph-count="70" meta:word-count="450" meta:character-count="2280" meta:non-whitespace-character-count="1898"/>
  </office:meta>
</office:document-meta>
</file>